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12905.05" table:style-name="ce7">
            <text:p>$12,905</text:p>
          </table:table-cell>
          <table:table-cell office:value-type="currency" office:value="12163.42" table:style-name="ce7">
            <text:p>$12,163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7"/>
          <table:table-cell table:style-name="ce2"/>
          <table:table-cell office:value-type="currency" office:value="12534.235000000001" table:formula="of:=SUM([.B12:.M12])/COUNT([.B12:.M12])" table:style-name="ce9">
            <text:p>$12,534.24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-428.28333333333467" table:formula="of:=[.B12]-[.B13]" table:style-name="ce7">
            <text:p>-$428</text:p>
          </table:table-cell>
          <table:table-cell office:value-type="currency" office:value="-1169.9133333333339" table:formula="of:=IF([.C12]=0; 0; [.C12]-[.C13])" table:style-name="ce7">
            <text:p>-$1,170</text:p>
          </table:table-cell>
          <table:table-cell office:value-type="currency" office:value="0" table:formula="of:=IF([.D12]=0; 0; [.D12]-[.D13])" table:style-name="ce7">
            <text:p>$0</text:p>
          </table:table-cell>
          <table:table-cell office:value-type="currency" office:value="0" table:formula="of:=IF([.E12]=0; 0; [.E12]-[.E13])" table:style-name="ce7">
            <text:p>$0</text:p>
          </table:table-cell>
          <table:table-cell office:value-type="currency" office:value="0" table:formula="of:=IF([.F12]=0; 0; [.F12]-[.F13])" table:style-name="ce7">
            <text:p>$0</text:p>
          </table:table-cell>
          <table:table-cell office:value-type="currency" office:value="0" table:formula="of:=IF([.G12]=0; 0; [.G12]-[.G13])" table:style-name="ce7">
            <text:p>$0</text:p>
          </table:table-cell>
          <table:table-cell office:value-type="currency" office:value="0" table:formula="of:=IF([.H12]=0; 0; [.H12]-[.H13])" table:style-name="ce7">
            <text:p>$0</text:p>
          </table:table-cell>
          <table:table-cell office:value-type="currency" office:value="0" table:formula="of:=IF([.I12]=0; 0; [.I12]-[.I13])" table:style-name="ce7">
            <text:p>$0</text:p>
          </table:table-cell>
          <table:table-cell office:value-type="currency" office:value="0" table:formula="of:=IF([.J12]=0; 0; [.J12]-[.J13])" table:style-name="ce7">
            <text:p>$0</text:p>
          </table:table-cell>
          <table:table-cell office:value-type="currency" office:value="0" table:formula="of:=IF([.K12]=0; 0; [.K12]-[.K13])" table:style-name="ce7">
            <text:p>$0</text:p>
          </table:table-cell>
          <table:table-cell office:value-type="currency" office:value="0" table:formula="of:=IF([.L12]=0; 0; [.L12]-[.L13])" table:style-name="ce7">
            <text:p>$0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5 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office:value-type="currency" office:value="8976.4699999999993" table:style-name="ce7">
            <text:p>$8,976</text:p>
          </table:table-cell>
          <table:table-cell office:value-type="currency" office:value="12873.84" table:style-name="ce7">
            <text:p>$12,874</text:p>
          </table:table-cell>
          <table:table-cell office:value-type="currency" office:value="19922.3" table:style-name="ce7">
            <text:p>$19,922</text:p>
          </table:table-cell>
          <table:table-cell table:style-name="ce2"/>
          <table:table-cell office:value-type="currency" office:value="12007.268333333333" table:formula="of:=SUM([.B15:.M15])/12" table:style-name="ce9">
            <text:p>$12,007.2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6:.M16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5</text:p>
          </table:table-cell>
          <table:table-cell office:value-type="currency" office:value="-7169.09" table:formula="of:=[.B12]-[.B15]" table:style-name="ce7">
            <text:p>-$7,169</text:p>
          </table:table-cell>
          <table:table-cell office:value-type="currency" office:value="-9091.8799999999992" table:formula="of:=IF([.C12]=0; 0; [.C12]-[.C15])" table:style-name="ce7">
            <text:p>-$9,092</text:p>
          </table:table-cell>
          <table:table-cell office:value-type="currency" office:value="0" table:formula="of:=IF([.D12]=0; 0; [.D12]-[.D15])" table:style-name="ce7">
            <text:p>$0</text:p>
          </table:table-cell>
          <table:table-cell office:value-type="currency" office:value="0" table:formula="of:=IF([.E12]=0; 0; [.E12]-[.E15])" table:style-name="ce7">
            <text:p>$0</text:p>
          </table:table-cell>
          <table:table-cell office:value-type="currency" office:value="0" table:formula="of:=IF([.F12]=0; 0; [.F12]-[.F15])" table:style-name="ce7">
            <text:p>$0</text:p>
          </table:table-cell>
          <table:table-cell office:value-type="currency" office:value="0" table:formula="of:=IF([.G12]=0; 0; [.G12]-[.G15])" table:style-name="ce7">
            <text:p>$0</text:p>
          </table:table-cell>
          <table:table-cell office:value-type="currency" office:value="0" table:formula="of:=IF([.H12]=0; 0; [.H12]-[.H15])" table:style-name="ce7">
            <text:p>$0</text:p>
          </table:table-cell>
          <table:table-cell office:value-type="currency" office:value="0" table:formula="of:=IF([.I12]=0; 0; [.I12]-[.I15])" table:style-name="ce7">
            <text:p>$0</text:p>
          </table:table-cell>
          <table:table-cell office:value-type="currency" office:value="0" table:formula="of:=IF([.J12]=0; 0; [.J12]-[.J15])" table:style-name="ce7">
            <text:p>$0</text:p>
          </table:table-cell>
          <table:table-cell office:value-type="currency" office:value="0" table:formula="of:=IF([.K12]=0; 0; [.K12]-[.K15])" table:style-name="ce7">
            <text:p>$0</text:p>
          </table:table-cell>
          <table:table-cell office:value-type="currency" office:value="0" table:formula="of:=IF([.L12]=0; 0; [.L12]-[.L15])" table:style-name="ce7">
            <text:p>$0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12905.05" table:formula="of:=[.B12]" table:style-name="ce7">
            <text:p>$12,905</text:p>
          </table:table-cell>
          <table:table-cell office:value-type="currency" office:value="25068.47" table:formula="of:=[.B18]+[.C12]" table:style-name="ce7">
            <text:p>$25,068</text:p>
          </table:table-cell>
          <table:table-cell office:value-type="currency" office:value="25068.47" table:formula="of:=[.C18]+[.D12]" table:style-name="ce7">
            <text:p>$25,068</text:p>
          </table:table-cell>
          <table:table-cell office:value-type="currency" office:value="25068.47" table:formula="of:=[.D18]+[.E12]" table:style-name="ce7">
            <text:p>$25,068</text:p>
          </table:table-cell>
          <table:table-cell office:value-type="currency" office:value="25068.47" table:formula="of:=[.E18]+[.F12]" table:style-name="ce7">
            <text:p>$25,068</text:p>
          </table:table-cell>
          <table:table-cell office:value-type="currency" office:value="25068.47" table:formula="of:=[.F18]+[.G12]" table:style-name="ce7">
            <text:p>$25,068</text:p>
          </table:table-cell>
          <table:table-cell office:value-type="currency" office:value="25068.47" table:formula="of:=[.G18]+[.H12]" table:style-name="ce7">
            <text:p>$25,068</text:p>
          </table:table-cell>
          <table:table-cell office:value-type="currency" office:value="25068.47" table:formula="of:=[.H18]+[.I12]" table:style-name="ce7">
            <text:p>$25,068</text:p>
          </table:table-cell>
          <table:table-cell office:value-type="currency" office:value="25068.47" table:formula="of:=[.I18]+[.J12]" table:style-name="ce7">
            <text:p>$25,068</text:p>
          </table:table-cell>
          <table:table-cell office:value-type="currency" office:value="25068.47" table:formula="of:=[.J18]+[.K12]" table:style-name="ce7">
            <text:p>$25,068</text:p>
          </table:table-cell>
          <table:table-cell office:value-type="currency" office:value="25068.47" table:formula="of:=[.K18]+[.L12]" table:style-name="ce7">
            <text:p>$25,068</text:p>
          </table:table-cell>
          <table:table-cell office:value-type="currency" office:value="25068.47" table:formula="of:=[.L18]+[.M12]" table:style-name="ce7">
            <text:p>$25,068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-428.28333333333467" table:formula="of:=[.B14]" table:style-name="ce12">
            <text:p>-$428</text:p>
          </table:table-cell>
          <table:table-cell office:value-type="currency" office:value="-1598.1966666666685" table:formula="of:=[.B19]+[.C14]" table:style-name="ce12">
            <text:p>-$1,598</text:p>
          </table:table-cell>
          <table:table-cell office:value-type="currency" office:value="-1598.1966666666685" table:formula="of:=[.C19]+[.D14]" table:style-name="ce12">
            <text:p>-$1,598</text:p>
          </table:table-cell>
          <table:table-cell office:value-type="currency" office:value="-1598.1966666666685" table:formula="of:=[.D19]+[.E14]" table:style-name="ce12">
            <text:p>-$1,598</text:p>
          </table:table-cell>
          <table:table-cell office:value-type="currency" office:value="-1598.1966666666685" table:formula="of:=[.E19]+[.F14]" table:style-name="ce12">
            <text:p>-$1,598</text:p>
          </table:table-cell>
          <table:table-cell office:value-type="currency" office:value="-1598.1966666666685" table:formula="of:=[.F19]+[.G14]" table:style-name="ce12">
            <text:p>-$1,598</text:p>
          </table:table-cell>
          <table:table-cell office:value-type="currency" office:value="-1598.1966666666685" table:formula="of:=[.G19]+[.H14]" table:style-name="ce12">
            <text:p>-$1,598</text:p>
          </table:table-cell>
          <table:table-cell office:value-type="currency" office:value="-1598.1966666666685" table:formula="of:=[.H19]+[.I14]" table:style-name="ce12">
            <text:p>-$1,598</text:p>
          </table:table-cell>
          <table:table-cell office:value-type="currency" office:value="-1598.1966666666685" table:formula="of:=[.I19]+[.J14]" table:style-name="ce12">
            <text:p>-$1,598</text:p>
          </table:table-cell>
          <table:table-cell office:value-type="currency" office:value="-1598.1966666666685" table:formula="of:=[.J19]+[.K14]" table:style-name="ce12">
            <text:p>-$1,598</text:p>
          </table:table-cell>
          <table:table-cell office:value-type="currency" office:value="-1598.1966666666685" table:formula="of:=[.K19]+[.L14]" table:style-name="ce12">
            <text:p>-$1,598</text:p>
          </table:table-cell>
          <table:table-cell office:value-type="currency" office:value="-1598.1966666666685" table:formula="of:=[.L19]+[.M14]" table:style-name="ce12">
            <text:p>-$1,598</text:p>
          </table:table-cell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969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dc:date>2026-03-25T14:01:10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6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series chart:label-cell-address="Sheet1.$A$16" chart:values-cell-range-address="Sheet1.$B$16:.$M$16" chart:class="chart:bar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